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10"><text:span text:style-name="T5">do text</text:span></text:p><text:p text:style-name="P10"><text:span text:style-name="T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5">Prorogation d'un permis d'urbanisme</text:p>
      <text:p text:style-name="Standard"/>
      <text:p text:style-name="P3"><text:span text:style-name="T3"><office:annotation><dc:creator>Gauthier Bastien</dc:creator><dc:date>2011-01-13T14:56:41</dc:date><text:p text:style-name="P10"><text:span text:style-name="T5">do text</text:span></text:p><text:p text:style-name="P10"><text:span text:style-name="T5">from document(at=reference, format='odt')</text:span></text:p></office:annotation></text:span>Import depuis reference.odt</text:p>
      <text:p text:style-name="Standard"/>
      <text:p text:style-name="P6"><office:annotation><dc:creator>Gauthier Bastien</dc:creator><dc:date>2011-02-16T16:12:24</dc:date><text:p text:style-name="P10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4"/>
      <text:p text:style-name="P4">DU REGISTRE AUX DELIBERATIONS DU COLLEGE COMMUNAL DE CETTE COMMUNE, A ÉTÉ EXTRAIT CE QUI SUIT:</text:p>
      <text:p text:style-name="P4"/>
      <text:p text:style-name="P9">Présents : -</text:p>
      <text:p text:style-name="P4"/>
      <text:p text:style-name="P4">Le Collège Communal,</text:p>
      <text:p text:style-name="P4"/>
      <text:p text:style-name="P4">Vu le Code Wallon de l'Aménagement du Territoire, de l'Urbanisme, du Patrimoine et de l'Energie, notamment les articles 86, 115 à 116 et 330 à 343;</text:p>
      <text:p text:style-name="P4"/>
      <text:p text:style-name="P4">Vu l'article L1123-23 du Code de la Démocratie Locale et de la Décentralisation ;</text:p>
      <text:p text:style-name="P4"/>
      <text:p text:style-name="P4">Vu la requête datée du [XXX] introduite par <text:text-input text:description="Demandeurs avec adresse">self.getApplicantsSignaletic(withaddress=True)</text:text-input>, tendant à obtenir la prorogation de validité d'un an du permis d'urbanisme pour <text:text-input text:description="Sujet">self.getLicenceSubject()</text:text-input> et ce, avant l'expiration du délai de péremption;</text:p>
      <text:p text:style-name="P4"/>
      <text:p text:style-name="P4">Attendu que la construction projetée se situe sur une parcelle sise <text:text-input text:description="Emplacement">self.getWorkLocationSignaletic()</text:text-input> et cadastrée section <text:text-input text:description="Cadastre">self.getPortionOutsText()</text:text-input> ;</text:p>
      <text:p text:style-name="P4"/>
      <text:p text:style-name="P4">Vu les motifs invoqués dans la requête ;</text:p>
      <text:p text:style-name="P4"/>
      <text:p text:style-name="P4">Attendu qu'il n 'y a pas d'élément susceptible de modifier le permis d'urbanisme venant à expiration ;</text:p>
      <text:p text:style-name="P4"/>
      <text:p text:style-name="P4">Vu sa décision du <text:text-input text:description="Date de la décision d'octroi du permis">tool.formatDate(tool.getEventByEventTypeId(self, 'delivrance-du-permis-octroi-ou-refus').getDecisionDate())</text:text-input>, octroyant le permis d'urbanisme en cause ;</text:p>
      <text:p text:style-name="P4"/>
      <text:p text:style-name="P4">Vu le Code de l’Environnement ; </text:p>
      <text:p text:style-name="P4"/>
      <text:p text:style-name="P4"><text:soft-page-break/>D E C I D E :</text:p>
      <text:p text:style-name="P4"/>
      <text:p text:style-name="P4">Article 1er -</text:p>
      <text:p text:style-name="P4">La validité du permis d'urbanisme pour <text:text-input text:description="Sujet">self.getLicenceSubject()</text:text-input> sur la parcelle sise à <text:text-input text:description="Emplacement">self.getWorkLocationSignaletic()</text:text-input> octroyé à <text:text-input text:description="Demandeurs avec adresse">self.getApplicantsSignaletic(withaddress=True)</text:text-input>, par décision du <text:text-input text:description="Date de la décision d'octroi du permis">tool.formatDate(tool.getEventByEventTypeId(self, 'delivrance-du-permis-octroi-ou-refus').getDecisionDate())</text:text-input> est prorogé d'un an, soit jusqu'au [XXX].</text:p>
      <text:p text:style-name="P4"/>
      <text:p text:style-name="P4">Article 2 -</text:p>
      <text:p text:style-name="P4">Copie de la présente décision sera transmise au demandeur et au fonctionnaire délégué de l'administration de l'urbanisme et de l'aménagement du territoire.</text:p>
      <text:p text:style-name="P4"/>
      <text:p text:style-name="P4"/>
      <text:p text:style-name="P7"><text:text-input text:description="Délivré à xxx le xxx">urbanEventObj.getFormattedDate(forDelivery=True)</text:text-input></text:p>
      <text:p text:style-name="P1"/>
      <text:p text:style-name="P1"><office:annotation><dc:creator>Gauthier Bastien</dc:creator><dc:date>2011-01-13T14:56:41</dc:date><text:p text:style-name="P10"><text:span text:style-name="T5">do text</text:span></text:p><text:p text:style-name="P10"><text:span text:style-name="T5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8T12:26:25</dc:date>
    <dc:language>fr-FR</dc:language>
    <meta:editing-cycles>57</meta:editing-cycles>
    <meta:editing-duration>PT32H14M42S</meta:editing-duration>
    <dc:creator>Gauthier Bastien</dc:creator>
    <meta:document-statistic meta:table-count="0" meta:image-count="0" meta:object-count="0" meta:page-count="2" meta:paragraph-count="27" meta:word-count="245" meta:character-count="1975"/>
    <meta:user-defined meta:name="Info 1"/>
    <meta:user-defined meta:name="Info 2"/>
    <meta:user-defined meta:name="Info 3"/>
    <meta:user-defined meta:name="Info 4"/>
  </office:meta>
</office:document-meta>
</file>